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98fb98"/>
    </style:style>
    <style:style style:name="ce5" style:family="table-cell" style:parent-style-name="Default">
      <style:table-cell-properties fo:background-color="#87cefa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anish-character-frequencies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panish character frequency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ipzig corpus</text:p>
          </table:table-cell>
          <table:table-cell table:style-name="ce3" table:number-columns-repeated="2"/>
          <table:table-cell/>
          <table:table-cell table:style-name="ce4" office:value-type="string" calcext:value-type="string">
            <text:p>Gutenberg corpus</text:p>
          </table:table-cell>
          <table:table-cell table:style-name="ce4" table:number-columns-repeated="2"/>
          <table:table-cell/>
          <table:table-cell table:style-name="ce5" office:value-type="string" calcext:value-type="string">
            <text:p>Average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Perc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90094" calcext:value-type="float">
            <text:p>5390094</text:p>
          </table:table-cell>
          <table:table-cell office:value-type="float" office:value="0.19515" calcext:value-type="float">
            <text:p>0.195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0.04444" calcext:value-type="float">
            <text:p>0.04444</text:p>
          </table:table-cell>
          <table:table-cell/>
          <table:table-cell table:formula="of:=AVERAGE([.C5];[.G5])" office:value-type="float" office:value="0.119795" calcext:value-type="float">
            <text:p>0.119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6789" calcext:value-type="float">
            <text:p>4376789</text:p>
          </table:table-cell>
          <table:table-cell office:value-type="float" office:value="0.15846" calcext:value-type="float">
            <text:p>0.15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84" calcext:value-type="float">
            <text:p>5284</text:p>
          </table:table-cell>
          <table:table-cell office:value-type="float" office:value="0.04792" calcext:value-type="float">
            <text:p>0.04792</text:p>
          </table:table-cell>
          <table:table-cell/>
          <table:table-cell table:formula="of:=AVERAGE([.C6];[.G6])" office:value-type="float" office:value="0.10319" calcext:value-type="float">
            <text:p>0.10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3948" calcext:value-type="float">
            <text:p>3403948</text:p>
          </table:table-cell>
          <table:table-cell office:value-type="float" office:value="0.12324" calcext:value-type="float">
            <text:p>0.123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89" calcext:value-type="float">
            <text:p>2889</text:p>
          </table:table-cell>
          <table:table-cell office:value-type="float" office:value="0.0262" calcext:value-type="float">
            <text:p>0.0262</text:p>
          </table:table-cell>
          <table:table-cell/>
          <table:table-cell table:formula="of:=AVERAGE([.C7];[.G7])" office:value-type="float" office:value="0.07472" calcext:value-type="float">
            <text:p>0.07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8327" calcext:value-type="float">
            <text:p>1638327</text:p>
          </table:table-cell>
          <table:table-cell office:value-type="float" office:value="0.05931" calcext:value-type="float">
            <text:p>0.059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97" calcext:value-type="float">
            <text:p>2197</text:p>
          </table:table-cell>
          <table:table-cell office:value-type="float" office:value="0.01992" calcext:value-type="float">
            <text:p>0.01992</text:p>
          </table:table-cell>
          <table:table-cell/>
          <table:table-cell table:formula="of:=AVERAGE([.C8];[.G8])" office:value-type="float" office:value="0.039615" calcext:value-type="float">
            <text:p>0.039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5448" calcext:value-type="float">
            <text:p>1375448</text:p>
          </table:table-cell>
          <table:table-cell office:value-type="float" office:value="0.0498" calcext:value-type="float">
            <text:p>0.04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 office:value-type="float" office:value="0.01759" calcext:value-type="float">
            <text:p>0.01759</text:p>
          </table:table-cell>
          <table:table-cell/>
          <table:table-cell table:formula="of:=AVERAGE([.C9];[.G9])" office:value-type="float" office:value="0.033695" calcext:value-type="float">
            <text:p>0.0336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0841" calcext:value-type="float">
            <text:p>1660841</text:p>
          </table:table-cell>
          <table:table-cell office:value-type="float" office:value="0.06013" calcext:value-type="float">
            <text:p>0.060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51" calcext:value-type="float">
            <text:p>2151</text:p>
          </table:table-cell>
          <table:table-cell office:value-type="float" office:value="0.01951" calcext:value-type="float">
            <text:p>0.01951</text:p>
          </table:table-cell>
          <table:table-cell/>
          <table:table-cell table:formula="of:=AVERAGE([.C10];[.G10])" office:value-type="float" office:value="0.03982" calcext:value-type="float">
            <text:p>0.039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8898" calcext:value-type="float">
            <text:p>1228898</text:p>
          </table:table-cell>
          <table:table-cell office:value-type="float" office:value="0.04449" calcext:value-type="float">
            <text:p>0.044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16" calcext:value-type="float">
            <text:p>1516</text:p>
          </table:table-cell>
          <table:table-cell office:value-type="float" office:value="0.01375" calcext:value-type="float">
            <text:p>0.01375</text:p>
          </table:table-cell>
          <table:table-cell/>
          <table:table-cell table:formula="of:=AVERAGE([.C11];[.G11])" office:value-type="float" office:value="0.02912" calcext:value-type="float">
            <text:p>0.029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5634" calcext:value-type="float">
            <text:p>1175634</text:p>
          </table:table-cell>
          <table:table-cell office:value-type="float" office:value="0.04256" calcext:value-type="float">
            <text:p>0.042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06" calcext:value-type="float">
            <text:p>1506</text:p>
          </table:table-cell>
          <table:table-cell office:value-type="float" office:value="0.01366" calcext:value-type="float">
            <text:p>0.01366</text:p>
          </table:table-cell>
          <table:table-cell/>
          <table:table-cell table:formula="of:=AVERAGE([.C12];[.G12])" office:value-type="float" office:value="0.02811" calcext:value-type="float">
            <text:p>0.02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8576" calcext:value-type="float">
            <text:p>1308576</text:p>
          </table:table-cell>
          <table:table-cell office:value-type="float" office:value="0.04738" calcext:value-type="float">
            <text:p>0.047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27" calcext:value-type="float">
            <text:p>2027</text:p>
          </table:table-cell>
          <table:table-cell office:value-type="float" office:value="0.01838" calcext:value-type="float">
            <text:p>0.01838</text:p>
          </table:table-cell>
          <table:table-cell/>
          <table:table-cell table:formula="of:=AVERAGE([.C13];[.G13])" office:value-type="float" office:value="0.03288" calcext:value-type="float">
            <text:p>0.032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2212" calcext:value-type="float">
            <text:p>1862212</text:p>
          </table:table-cell>
          <table:table-cell office:value-type="float" office:value="0.06742" calcext:value-type="float">
            <text:p>0.067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52" calcext:value-type="float">
            <text:p>1252</text:p>
          </table:table-cell>
          <table:table-cell office:value-type="float" office:value="0.01135" calcext:value-type="float">
            <text:p>0.01135</text:p>
          </table:table-cell>
          <table:table-cell/>
          <table:table-cell table:formula="of:=AVERAGE([.C14];[.G14])" office:value-type="float" office:value="0.039385" calcext:value-type="float">
            <text:p>0.039385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</text:p>
          </table:table-cell>
          <table:table-cell office:value-type="float" office:value="17007" calcext:value-type="float">
            <text:p>17007</text:p>
          </table:table-cell>
          <table:table-cell office:value-type="float" office:value="0.15423" calcext:value-type="float">
            <text:p>0.15423</text:p>
          </table:table-cell>
          <table:table-cell/>
          <table:table-cell table:formula="of:=AVERAGE([.C15];[.G15])" office:value-type="float" office:value="0.077115" calcext:value-type="float">
            <text:p>0.07711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320846" calcext:value-type="float">
            <text:p>1320846</text:p>
          </table:table-cell>
          <table:table-cell office:value-type="float" office:value="0.04782" calcext:value-type="float">
            <text:p>0.0478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9035" calcext:value-type="float">
            <text:p>39035</text:p>
          </table:table-cell>
          <table:table-cell office:value-type="float" office:value="0.35398" calcext:value-type="float">
            <text:p>0.35398</text:p>
          </table:table-cell>
          <table:table-cell/>
          <table:table-cell table:formula="of:=AVERAGE([.C16];[.G16])" office:value-type="float" office:value="0.2009" calcext:value-type="float">
            <text:p>0.2009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float" office:value="59376" calcext:value-type="float">
            <text:p>59376</text:p>
          </table:table-cell>
          <table:table-cell office:value-type="float" office:value="0.00215" calcext:value-type="float">
            <text:p>0.00215</text:p>
          </table:table-cell>
          <table:table-cell/>
          <table:table-cell office:value-type="string" calcext:value-type="string">
            <text:p>—</text:p>
          </table:table-cell>
          <table:table-cell office:value-type="float" office:value="1654" calcext:value-type="float">
            <text:p>1654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AVERAGE([.C17];[.G17])" office:value-type="float" office:value="0.008575" calcext:value-type="float">
            <text:p>0.00857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25389632" calcext:value-type="float">
            <text:p>25389632</text:p>
          </table:table-cell>
          <table:table-cell office:value-type="float" office:value="0.91922" calcext:value-type="float">
            <text:p>0.91922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153722" calcext:value-type="float">
            <text:p>153722</text:p>
          </table:table-cell>
          <table:table-cell office:value-type="float" office:value="1.39401" calcext:value-type="float">
            <text:p>1.39401</text:p>
          </table:table-cell>
          <table:table-cell/>
          <table:table-cell table:formula="of:=AVERAGE([.C18];[.G18])" office:value-type="float" office:value="1.156615" calcext:value-type="float">
            <text:p>1.156615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414305" calcext:value-type="float">
            <text:p>414305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string" calcext:value-type="string">
            <text:p>;</text:p>
          </table:table-cell>
          <table:table-cell office:value-type="float" office:value="15903" calcext:value-type="float">
            <text:p>15903</text:p>
          </table:table-cell>
          <table:table-cell office:value-type="float" office:value="0.14421" calcext:value-type="float">
            <text:p>0.14421</text:p>
          </table:table-cell>
          <table:table-cell/>
          <table:table-cell table:formula="of:=AVERAGE([.C19];[.G19])" office:value-type="float" office:value="0.079605" calcext:value-type="float">
            <text:p>0.079605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1307873" calcext:value-type="float">
            <text:p>1307873</text:p>
          </table:table-cell>
          <table:table-cell office:value-type="float" office:value="0.04735" calcext:value-type="float">
            <text:p>0.04735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8898" calcext:value-type="float">
            <text:p>8898</text:p>
          </table:table-cell>
          <table:table-cell office:value-type="float" office:value="0.08069" calcext:value-type="float">
            <text:p>0.08069</text:p>
          </table:table-cell>
          <table:table-cell/>
          <table:table-cell table:formula="of:=AVERAGE([.C20];[.G20])" office:value-type="float" office:value="0.06402" calcext:value-type="float">
            <text:p>0.06402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float" office:value="140233" calcext:value-type="float">
            <text:p>140233</text:p>
          </table:table-cell>
          <table:table-cell office:value-type="float" office:value="0.00508" calcext:value-type="float">
            <text:p>0.00508</text:p>
          </table:table-cell>
          <table:table-cell/>
          <table:table-cell office:value-type="string" calcext:value-type="string">
            <text:p>!</text:p>
          </table:table-cell>
          <table:table-cell office:value-type="float" office:value="7907" calcext:value-type="float">
            <text:p>7907</text:p>
          </table:table-cell>
          <table:table-cell office:value-type="float" office:value="0.0717" calcext:value-type="float">
            <text:p>0.0717</text:p>
          </table:table-cell>
          <table:table-cell/>
          <table:table-cell table:formula="of:=AVERAGE([.C21];[.G21])" office:value-type="float" office:value="0.03839" calcext:value-type="float">
            <text:p>0.03839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float" office:value="80563" calcext:value-type="float">
            <text:p>80563</text:p>
          </table:table-cell>
          <table:table-cell office:value-type="float" office:value="0.00292" calcext:value-type="float">
            <text:p>0.00292</text:p>
          </table:table-cell>
          <table:table-cell/>
          <table:table-cell office:value-type="string" calcext:value-type="string">
            <text:p>¡</text:p>
          </table:table-cell>
          <table:table-cell office:value-type="float" office:value="7575" calcext:value-type="float">
            <text:p>7575</text:p>
          </table:table-cell>
          <table:table-cell office:value-type="float" office:value="0.06869" calcext:value-type="float">
            <text:p>0.06869</text:p>
          </table:table-cell>
          <table:table-cell/>
          <table:table-cell table:formula="of:=AVERAGE([.C22];[.G22])" office:value-type="float" office:value="0.035805" calcext:value-type="float">
            <text:p>0.03580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610849" calcext:value-type="float">
            <text:p>610849</text:p>
          </table:table-cell>
          <table:table-cell office:value-type="float" office:value="0.02212" calcext:value-type="float">
            <text:p>0.02212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7139" calcext:value-type="float">
            <text:p>7139</text:p>
          </table:table-cell>
          <table:table-cell office:value-type="float" office:value="0.06474" calcext:value-type="float">
            <text:p>0.06474</text:p>
          </table:table-cell>
          <table:table-cell/>
          <table:table-cell table:formula="of:=AVERAGE([.C23];[.G23])" office:value-type="float" office:value="0.04343" calcext:value-type="float">
            <text:p>0.04343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float" office:value="382234" calcext:value-type="float">
            <text:p>382234</text:p>
          </table:table-cell>
          <table:table-cell office:value-type="float" office:value="0.01384" calcext:value-type="float">
            <text:p>0.01384</text:p>
          </table:table-cell>
          <table:table-cell/>
          <table:table-cell office:value-type="string" calcext:value-type="string">
            <text:p>¿</text:p>
          </table:table-cell>
          <table:table-cell office:value-type="float" office:value="6871" calcext:value-type="float">
            <text:p>6871</text:p>
          </table:table-cell>
          <table:table-cell office:value-type="float" office:value="0.06231" calcext:value-type="float">
            <text:p>0.06231</text:p>
          </table:table-cell>
          <table:table-cell/>
          <table:table-cell table:formula="of:=AVERAGE([.C24];[.G24])" office:value-type="float" office:value="0.038075" calcext:value-type="float">
            <text:p>0.038075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22247123" calcext:value-type="float">
            <text:p>22247123</text:p>
          </table:table-cell>
          <table:table-cell office:value-type="float" office:value="0.80544" calcext:value-type="float">
            <text:p>0.80544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101198" calcext:value-type="float">
            <text:p>101198</text:p>
          </table:table-cell>
          <table:table-cell office:value-type="float" office:value="0.9177" calcext:value-type="float">
            <text:p>0.9177</text:p>
          </table:table-cell>
          <table:table-cell/>
          <table:table-cell table:formula="of:=AVERAGE([.C25];[.G25])" office:value-type="float" office:value="0.86157" calcext:value-type="float">
            <text:p>0.86157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float" office:value="13692" calcext:value-type="float">
            <text:p>13692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string" calcext:value-type="string">
            <text:p>·</text:p>
          </table:table-cell>
          <table:table-cell office:value-type="float" office:value="150" calcext:value-type="float">
            <text:p>150</text:p>
          </table:table-cell>
          <table:table-cell office:value-type="float" office:value="0.00136" calcext:value-type="float">
            <text:p>0.00136</text:p>
          </table:table-cell>
          <table:table-cell/>
          <table:table-cell table:formula="of:=AVERAGE([.C26];[.G26])"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483215" calcext:value-type="float">
            <text:p>483215</text:p>
          </table:table-cell>
          <table:table-cell office:value-type="float" office:value="0.01749" calcext:value-type="float">
            <text:p>0.01749</text:p>
          </table:table-cell>
          <table:table-cell/>
          <table:table-cell office:value-type="string" calcext:value-type="string">
            <text:p>'</text:p>
          </table:table-cell>
          <table:table-cell office:value-type="float" office:value="248" calcext:value-type="float">
            <text:p>248</text:p>
          </table:table-cell>
          <table:table-cell office:value-type="float" office:value="0.00225" calcext:value-type="float">
            <text:p>0.00225</text:p>
          </table:table-cell>
          <table:table-cell/>
          <table:table-cell table:formula="of:=AVERAGE([.C27];[.G27])" office:value-type="float" office:value="0.00987" calcext:value-type="float">
            <text:p>0.00987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float" office:value="88300" calcext:value-type="float">
            <text:p>88300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string" calcext:value-type="string">
            <text:p>‘</text:p>
          </table:table-cell>
          <table:table-cell office:value-type="float" office:value="2" calcext:value-type="float">
            <text:p>2</text:p>
          </table:table-cell>
          <table:table-cell office:value-type="float" office:value="0.00002" calcext:value-type="float">
            <text:p>2E-05</text:p>
          </table:table-cell>
          <table:table-cell/>
          <table:table-cell table:formula="of:=AVERAGE([.C28];[.G28])" office:value-type="float" office:value="0.00161" calcext:value-type="float">
            <text:p>0.00161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float" office:value="110534" calcext:value-type="float">
            <text:p>110534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’</text:p>
          </table:table-cell>
          <table:table-cell office:value-type="float" office:value="41" calcext:value-type="float">
            <text:p>41</text:p>
          </table:table-cell>
          <table:table-cell office:value-type="float" office:value="0.00037" calcext:value-type="float">
            <text:p>0.00037</text:p>
          </table:table-cell>
          <table:table-cell/>
          <table:table-cell table:formula="of:=AVERAGE([.C29];[.G29])" office:value-type="float" office:value="0.002185" calcext:value-type="float">
            <text:p>0.002185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736909" calcext:value-type="float">
            <text:p>3736909</text:p>
          </table:table-cell>
          <table:table-cell office:value-type="float" office:value="0.13529" calcext:value-type="float">
            <text:p>0.13529</text:p>
          </table:table-cell>
          <table:table-cell/>
          <table:table-cell office:value-type="string" calcext:value-type="string">
            <text:p>"</text:p>
          </table:table-cell>
          <table:table-cell office:value-type="float" office:value="1591" calcext:value-type="float">
            <text:p>1591</text:p>
          </table:table-cell>
          <table:table-cell office:value-type="float" office:value="0.01443" calcext:value-type="float">
            <text:p>0.01443</text:p>
          </table:table-cell>
          <table:table-cell/>
          <table:table-cell table:formula="of:=AVERAGE([.C30];[.G30])" office:value-type="float" office:value="0.07486" calcext:value-type="float">
            <text:p>0.07486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1260249" calcext:value-type="float">
            <text:p>1260249</text:p>
          </table:table-cell>
          <table:table-cell office:value-type="float" office:value="0.04563" calcext:value-type="float">
            <text:p>0.04563</text:p>
          </table:table-cell>
          <table:table-cell/>
          <table:table-cell office:value-type="string" calcext:value-type="string">
            <text:p>“</text:p>
          </table:table-cell>
          <table:table-cell office:value-type="float" office:value="222" calcext:value-type="float">
            <text:p>222</text:p>
          </table:table-cell>
          <table:table-cell office:value-type="float" office:value="0.00201" calcext:value-type="float">
            <text:p>0.00201</text:p>
          </table:table-cell>
          <table:table-cell/>
          <table:table-cell table:formula="of:=AVERAGE([.C31];[.G31])" office:value-type="float" office:value="0.02382" calcext:value-type="float">
            <text:p>0.02382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float" office:value="1254030" calcext:value-type="float">
            <text:p>1254030</text:p>
          </table:table-cell>
          <table:table-cell office:value-type="float" office:value="0.0454" calcext:value-type="float">
            <text:p>0.0454</text:p>
          </table:table-cell>
          <table:table-cell/>
          <table:table-cell office:value-type="string" calcext:value-type="string">
            <text:p>”</text:p>
          </table:table-cell>
          <table:table-cell office:value-type="float" office:value="210" calcext:value-type="float">
            <text:p>210</text:p>
          </table:table-cell>
          <table:table-cell office:value-type="float" office:value="0.0019" calcext:value-type="float">
            <text:p>0.0019</text:p>
          </table:table-cell>
          <table:table-cell/>
          <table:table-cell table:formula="of:=AVERAGE([.C32];[.G32])" office:value-type="float" office:value="0.02365" calcext:value-type="float">
            <text:p>0.02365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float" office:value="301886" calcext:value-type="float">
            <text:p>301886</text:p>
          </table:table-cell>
          <table:table-cell office:value-type="float" office:value="0.01093" calcext:value-type="float">
            <text:p>0.01093</text:p>
          </table:table-cell>
          <table:table-cell/>
          <table:table-cell office:value-type="string" calcext:value-type="string">
            <text:p>«</text:p>
          </table:table-cell>
          <table:table-cell office:value-type="float" office:value="2384" calcext:value-type="float">
            <text:p>2384</text:p>
          </table:table-cell>
          <table:table-cell office:value-type="float" office:value="0.02162" calcext:value-type="float">
            <text:p>0.02162</text:p>
          </table:table-cell>
          <table:table-cell/>
          <table:table-cell table:formula="of:=AVERAGE([.C33];[.G33])" office:value-type="float" office:value="0.016275" calcext:value-type="float">
            <text:p>0.016275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float" office:value="306186" calcext:value-type="float">
            <text:p>306186</text:p>
          </table:table-cell>
          <table:table-cell office:value-type="float" office:value="0.01109" calcext:value-type="float">
            <text:p>0.01109</text:p>
          </table:table-cell>
          <table:table-cell/>
          <table:table-cell office:value-type="string" calcext:value-type="string">
            <text:p>»</text:p>
          </table:table-cell>
          <table:table-cell office:value-type="float" office:value="2581" calcext:value-type="float">
            <text:p>2581</text:p>
          </table:table-cell>
          <table:table-cell office:value-type="float" office:value="0.02341" calcext:value-type="float">
            <text:p>0.02341</text:p>
          </table:table-cell>
          <table:table-cell/>
          <table:table-cell table:formula="of:=AVERAGE([.C34];[.G34])" office:value-type="float" office:value="0.01725" calcext:value-type="float">
            <text:p>0.01725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53230" calcext:value-type="float">
            <text:p>1653230</text:p>
          </table:table-cell>
          <table:table-cell office:value-type="float" office:value="0.05985" calcext:value-type="float">
            <text:p>0.05985</text:p>
          </table:table-cell>
          <table:table-cell/>
          <table:table-cell office:value-type="string" calcext:value-type="string">
            <text:p>(</text:p>
          </table:table-cell>
          <table:table-cell office:value-type="float" office:value="2378" calcext:value-type="float">
            <text:p>2378</text:p>
          </table:table-cell>
          <table:table-cell office:value-type="float" office:value="0.02156" calcext:value-type="float">
            <text:p>0.02156</text:p>
          </table:table-cell>
          <table:table-cell/>
          <table:table-cell table:formula="of:=AVERAGE([.C35];[.G35])" office:value-type="float" office:value="0.040705" calcext:value-type="float">
            <text:p>0.040705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1614637" calcext:value-type="float">
            <text:p>1614637</text:p>
          </table:table-cell>
          <table:table-cell office:value-type="float" office:value="0.05846" calcext:value-type="float">
            <text:p>0.05846</text:p>
          </table:table-cell>
          <table:table-cell/>
          <table:table-cell office:value-type="string" calcext:value-type="string">
            <text:p>)</text:p>
          </table:table-cell>
          <table:table-cell office:value-type="float" office:value="2408" calcext:value-type="float">
            <text:p>2408</text:p>
          </table:table-cell>
          <table:table-cell office:value-type="float" office:value="0.02184" calcext:value-type="float">
            <text:p>0.02184</text:p>
          </table:table-cell>
          <table:table-cell/>
          <table:table-cell table:formula="of:=AVERAGE([.C36];[.G36])" office:value-type="float" office:value="0.04015" calcext:value-type="float">
            <text:p>0.0401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[</text:p>
          </table:table-cell>
          <table:table-cell office:value-type="float" office:value="2327" calcext:value-type="float">
            <text:p>2327</text:p>
          </table:table-cell>
          <table:table-cell office:value-type="float" office:value="0.0211" calcext:value-type="float">
            <text:p>0.0211</text:p>
          </table:table-cell>
          <table:table-cell/>
          <table:table-cell table:formula="of:=AVERAGE([.C37];[.G37])" office:value-type="float" office:value="0.01055" calcext:value-type="float">
            <text:p>0.01055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]</text:p>
          </table:table-cell>
          <table:table-cell office:value-type="float" office:value="2327" calcext:value-type="float">
            <text:p>2327</text:p>
          </table:table-cell>
          <table:table-cell office:value-type="float" office:value="0.0211" calcext:value-type="float">
            <text:p>0.0211</text:p>
          </table:table-cell>
          <table:table-cell/>
          <table:table-cell table:formula="of:=AVERAGE([.C38];[.G38])" office:value-type="float" office:value="0.01055" calcext:value-type="float">
            <text:p>0.01055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{</text:p>
          </table:table-cell>
          <table:table-cell office:value-type="float" office:value="32" calcext:value-type="float">
            <text:p>32</text:p>
          </table:table-cell>
          <table:table-cell office:value-type="float" office:value="0.00029" calcext:value-type="float">
            <text:p>0.00029</text:p>
          </table:table-cell>
          <table:table-cell/>
          <table:table-cell table:formula="of:=AVERAGE([.C39];[.G39])" office:value-type="float" office:value="0.000145" calcext:value-type="float">
            <text:p>0.000145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}</text:p>
          </table:table-cell>
          <table:table-cell office:value-type="float" office:value="44" calcext:value-type="float">
            <text:p>44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AVERAGE([.C40];[.G40])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18221" calcext:value-type="float">
            <text:p>18221</text:p>
          </table:table-cell>
          <table:table-cell office:value-type="float" office:value="0.00066" calcext:value-type="float">
            <text:p>0.00066</text:p>
          </table:table-cell>
          <table:table-cell/>
          <table:table-cell office:value-type="string" calcext:value-type="string">
            <text:p>@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41];[.G41])" office:value-type="float" office:value="0.00033" calcext:value-type="float">
            <text:p>0.00033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70080" calcext:value-type="float">
            <text:p>70080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155" calcext:value-type="float">
            <text:p>1155</text:p>
          </table:table-cell>
          <table:table-cell office:value-type="float" office:value="0.01047" calcext:value-type="float">
            <text:p>0.01047</text:p>
          </table:table-cell>
          <table:table-cell/>
          <table:table-cell table:formula="of:=AVERAGE([.C42];[.G42])" office:value-type="float" office:value="0.006505" calcext:value-type="float">
            <text:p>0.006505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85227" calcext:value-type="float">
            <text:p>185227</text:p>
          </table:table-cell>
          <table:table-cell office:value-type="float" office:value="0.00671" calcext:value-type="float">
            <text:p>0.00671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27" calcext:value-type="float">
            <text:p>27</text:p>
          </table:table-cell>
          <table:table-cell office:value-type="float" office:value="0.00024" calcext:value-type="float">
            <text:p>0.00024</text:p>
          </table:table-cell>
          <table:table-cell/>
          <table:table-cell table:formula="of:=AVERAGE([.C43];[.G43])" office:value-type="float" office:value="0.003475" calcext:value-type="float">
            <text:p>0.003475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/>
          <table:table-cell table:formula="of:=AVERAGE([.C44];[.G44])" office:value-type="float" office:value="0.000005" calcext:value-type="float">
            <text:p>5E-06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float" office:value="33175" calcext:value-type="float">
            <text:p>33175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office:value-type="float" office:value="0.00034" calcext:value-type="float">
            <text:p>0.00034</text:p>
          </table:table-cell>
          <table:table-cell/>
          <table:table-cell table:formula="of:=AVERAGE([.C45];[.G45])" office:value-type="float" office:value="0.00077" calcext:value-type="float">
            <text:p>0.000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office:value-type="float" office:value="0.00031" calcext:value-type="float">
            <text:p>0.00031</text:p>
          </table:table-cell>
          <table:table-cell/>
          <table:table-cell table:formula="of:=AVERAGE([.C46];[.G46])" office:value-type="float" office:value="0.000155" calcext:value-type="float">
            <text:p>0.000155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487939" calcext:value-type="float">
            <text:p>487939</text:p>
          </table:table-cell>
          <table:table-cell office:value-type="float" office:value="0.01767" calcext:value-type="float">
            <text:p>0.01767</text:p>
          </table:table-cell>
          <table:table-cell/>
          <table:table-cell office:value-type="string" calcext:value-type="string">
            <text:p>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47];[.G47])" office:value-type="float" office:value="0.008835" calcext:value-type="float">
            <text:p>0.008835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float" office:value="14730" calcext:value-type="float">
            <text:p>14730</text:p>
          </table:table-cell>
          <table:table-cell office:value-type="float" office:value="0.00053" calcext:value-type="float">
            <text:p>0.00053</text:p>
          </table:table-cell>
          <table:table-cell/>
          <table:table-cell office:value-type="string" calcext:value-type="string">
            <text:p>`</text:p>
          </table:table-cell>
          <table:table-cell office:value-type="float" office:value="53" calcext:value-type="float">
            <text:p>53</text:p>
          </table:table-cell>
          <table:table-cell office:value-type="float" office:value="0.00048" calcext:value-type="float">
            <text:p>0.00048</text:p>
          </table:table-cell>
          <table:table-cell/>
          <table:table-cell table:formula="of:=AVERAGE([.C48];[.G48])" office:value-type="float" office:value="0.000505" calcext:value-type="float">
            <text:p>0.000505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float" office:value="25494" calcext:value-type="float">
            <text:p>25494</text:p>
          </table:table-cell>
          <table:table-cell office:value-type="float" office:value="0.00092" calcext:value-type="float">
            <text:p>0.00092</text:p>
          </table:table-cell>
          <table:table-cell/>
          <table:table-cell office:value-type="string" calcext:value-type="string">
            <text:p>´</text:p>
          </table:table-cell>
          <table:table-cell office:value-type="float" office:value="54" calcext:value-type="float">
            <text:p>54</text:p>
          </table:table-cell>
          <table:table-cell office:value-type="float" office:value="0.00049" calcext:value-type="float">
            <text:p>0.00049</text:p>
          </table:table-cell>
          <table:table-cell/>
          <table:table-cell table:formula="of:=AVERAGE([.C49];[.G49])" office:value-type="float" office:value="0.000705" calcext:value-type="float">
            <text:p>0.000705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^</text:p>
          </table:table-cell>
          <table:table-cell office:value-type="float" office:value="9" calcext:value-type="float">
            <text:p>9</text:p>
          </table:table-cell>
          <table:table-cell office:value-type="float" office:value="0.00008" calcext:value-type="float">
            <text:p>8E-05</text:p>
          </table:table-cell>
          <table:table-cell/>
          <table:table-cell table:formula="of:=AVERAGE([.C50];[.G50])" office:value-type="float" office:value="0.00004" calcext:value-type="float">
            <text:p>4E-05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float" office:value="3693" calcext:value-type="float">
            <text:p>3693</text:p>
          </table:table-cell>
          <table:table-cell office:value-type="float" office:value="0.00013" calcext:value-type="float">
            <text:p>0.00013</text:p>
          </table:table-cell>
          <table:table-cell/>
          <table:table-cell office:value-type="string" calcext:value-type="string">
            <text:p>¨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/>
          <table:table-cell table:formula="of:=AVERAGE([.C51];[.G51])" office:value-type="float" office:value="0.00007" calcext:value-type="float">
            <text:p>7E-05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22923" calcext:value-type="float">
            <text:p>22923</text:p>
          </table:table-cell>
          <table:table-cell office:value-type="float" office:value="0.00083" calcext:value-type="float">
            <text:p>0.00083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0.00007" calcext:value-type="float">
            <text:p>7E-05</text:p>
          </table:table-cell>
          <table:table-cell/>
          <table:table-cell table:formula="of:=AVERAGE([.C52];[.G52])" office:value-type="float" office:value="0.00045" calcext:value-type="float">
            <text:p>0.00045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1841" calcext:value-type="float">
            <text:p>1841</text:p>
          </table:table-cell>
          <table:table-cell office:value-type="float" office:value="0.00007" calcext:value-type="float">
            <text:p>7E-05</text:p>
          </table:table-cell>
          <table:table-cell/>
          <table:table-cell office:value-type="string" calcext:value-type="string">
            <text:p>&lt;</text:p>
          </table:table-cell>
          <table:table-cell office:value-type="float" office:value="9" calcext:value-type="float">
            <text:p>9</text:p>
          </table:table-cell>
          <table:table-cell office:value-type="float" office:value="0.00008" calcext:value-type="float">
            <text:p>8E-05</text:p>
          </table:table-cell>
          <table:table-cell/>
          <table:table-cell table:formula="of:=AVERAGE([.C53];[.G53])"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=</text:p>
          </table:table-cell>
          <table:table-cell office:value-type="float" office:value="861" calcext:value-type="float">
            <text:p>861</text:p>
          </table:table-cell>
          <table:table-cell office:value-type="float" office:value="0.00781" calcext:value-type="float">
            <text:p>0.00781</text:p>
          </table:table-cell>
          <table:table-cell/>
          <table:table-cell table:formula="of:=AVERAGE([.C54];[.G54])" office:value-type="float" office:value="0.003905" calcext:value-type="float">
            <text:p>0.00390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6271" calcext:value-type="float">
            <text:p>6271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&gt;</text:p>
          </table:table-cell>
          <table:table-cell office:value-type="float" office:value="10" calcext:value-type="float">
            <text:p>10</text:p>
          </table:table-cell>
          <table:table-cell office:value-type="float" office:value="0.00009" calcext:value-type="float">
            <text:p>9E-05</text:p>
          </table:table-cell>
          <table:table-cell/>
          <table:table-cell table:formula="of:=AVERAGE([.C55];[.G55])" office:value-type="float" office:value="0.00016" calcext:value-type="float">
            <text:p>0.00016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float" office:value="866" calcext:value-type="float">
            <text:p>866</text:p>
          </table:table-cell>
          <table:table-cell office:value-type="float" office:value="0.00003" calcext:value-type="float">
            <text:p>3E-05</text:p>
          </table:table-cell>
          <table:table-cell/>
          <table:table-cell office:value-type="string" calcext:value-type="string">
            <text:p>¬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56];[.G56])" office:value-type="float" office:value="0.000015" calcext:value-type="float">
            <text:p>1.5E-05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float" office:value="0.00009" calcext:value-type="float">
            <text:p>9E-05</text:p>
          </table:table-cell>
          <table:table-cell/>
          <table:table-cell table:formula="of:=AVERAGE([.C57];[.G57])" office:value-type="float" office:value="0.000045" calcext:value-type="float">
            <text:p>4.5E-05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float" office:value="965" calcext:value-type="float">
            <text:p>965</text:p>
          </table:table-cell>
          <table:table-cell office:value-type="float" office:value="0.00003" calcext:value-type="float">
            <text:p>3E-05</text:p>
          </table:table-cell>
          <table:table-cell/>
          <table:table-cell office:value-type="string" calcext:value-type="string">
            <text:p>~</text:p>
          </table:table-cell>
          <table:table-cell office:value-type="float" office:value="167" calcext:value-type="float">
            <text:p>167</text:p>
          </table:table-cell>
          <table:table-cell office:value-type="float" office:value="0.00151" calcext:value-type="float">
            <text:p>0.00151</text:p>
          </table:table-cell>
          <table:table-cell/>
          <table:table-cell table:formula="of:=AVERAGE([.C58];[.G58])" office:value-type="float" office:value="0.00077" calcext:value-type="float">
            <text:p>0.00077</text:p>
          </table:table-cell>
        </table:table-row>
        <table:table-row table:style-name="ro1">
          <table:table-cell office:value-type="string" calcext:value-type="string">
            <text:p>⍽</text:p>
          </table:table-cell>
          <table:table-cell office:value-type="float" office:value="454872014" calcext:value-type="float">
            <text:p>454872014</text:p>
          </table:table-cell>
          <table:table-cell office:value-type="float" office:value="16.46839" calcext:value-type="float">
            <text:p>16.46839</text:p>
          </table:table-cell>
          <table:table-cell/>
          <table:table-cell office:value-type="string" calcext:value-type="string">
            <text:p>⍽</text:p>
          </table:table-cell>
          <table:table-cell office:value-type="float" office:value="1796755" calcext:value-type="float">
            <text:p>1796755</text:p>
          </table:table-cell>
          <table:table-cell office:value-type="float" office:value="16.29367" calcext:value-type="float">
            <text:p>16.29367</text:p>
          </table:table-cell>
          <table:table-cell/>
          <table:table-cell table:formula="of:=AVERAGE([.C59];[.G59])" office:value-type="float" office:value="16.38103" calcext:value-type="float">
            <text:p>16.38103</text:p>
          </table:table-cell>
        </table:table-row>
        <table:table-row table:style-name="ro1">
          <table:table-cell office:value-type="string" calcext:value-type="string">
            <text:p>⮠</text:p>
          </table:table-cell>
          <table:table-cell office:value-type="float" office:value="8572236" calcext:value-type="float">
            <text:p>8572236</text:p>
          </table:table-cell>
          <table:table-cell office:value-type="float" office:value="0.31035" calcext:value-type="float">
            <text:p>0.31035</text:p>
          </table:table-cell>
          <table:table-cell/>
          <table:table-cell office:value-type="string" calcext:value-type="string">
            <text:p>⮠</text:p>
          </table:table-cell>
          <table:table-cell office:value-type="float" office:value="234541" calcext:value-type="float">
            <text:p>234541</text:p>
          </table:table-cell>
          <table:table-cell office:value-type="float" office:value="2.12691" calcext:value-type="float">
            <text:p>2.12691</text:p>
          </table:table-cell>
          <table:table-cell/>
          <table:table-cell table:formula="of:=AVERAGE([.C60];[.G60])" office:value-type="float" office:value="1.21863" calcext:value-type="float">
            <text:p>1.21863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float" office:value="117336" calcext:value-type="float">
            <text:p>117336</text:p>
          </table:table-cell>
          <table:table-cell office:value-type="float" office:value="0.00425" calcext:value-type="float">
            <text:p>0.00425</text:p>
          </table:table-cell>
          <table:table-cell/>
          <table:table-cell office:value-type="string" calcext:value-type="string">
            <text:p>$</text:p>
          </table:table-cell>
          <table:table-cell office:value-type="float" office:value="5" calcext:value-type="float">
            <text:p>5</text:p>
          </table:table-cell>
          <table:table-cell office:value-type="float" office:value="0.00005" calcext:value-type="float">
            <text:p>5E-05</text:p>
          </table:table-cell>
          <table:table-cell/>
          <table:table-cell table:formula="of:=AVERAGE([.C61];[.G61])" office:value-type="float" office:value="0.00215" calcext:value-type="float">
            <text:p>0.00215</text:p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float" office:value="6679" calcext:value-type="float">
            <text:p>6679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€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62];[.G62])" office:value-type="float" office:value="0.00012" calcext:value-type="float">
            <text:p>0.000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6563760" calcext:value-type="float">
            <text:p>256563760</text:p>
          </table:table-cell>
          <table:table-cell office:value-type="float" office:value="9.28875" calcext:value-type="float">
            <text:p>9.2887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8474" calcext:value-type="float">
            <text:p>1018474</text:p>
          </table:table-cell>
          <table:table-cell office:value-type="float" office:value="9.23591" calcext:value-type="float">
            <text:p>9.23591</text:p>
          </table:table-cell>
          <table:table-cell/>
          <table:table-cell table:formula="of:=AVERAGE([.C63];[.G63])" office:value-type="float" office:value="9.26233" calcext:value-type="float">
            <text:p>9.2623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663367" calcext:value-type="float">
            <text:p>5663367</text:p>
          </table:table-cell>
          <table:table-cell office:value-type="float" office:value="0.20504" calcext:value-type="float">
            <text:p>0.2050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1288" calcext:value-type="float">
            <text:p>21288</text:p>
          </table:table-cell>
          <table:table-cell office:value-type="float" office:value="0.19305" calcext:value-type="float">
            <text:p>0.19305</text:p>
          </table:table-cell>
          <table:table-cell/>
          <table:table-cell table:formula="of:=AVERAGE([.C64];[.G64])" office:value-type="float" office:value="0.199045" calcext:value-type="float">
            <text:p>0.199045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float" office:value="19089" calcext:value-type="float">
            <text:p>19089</text:p>
          </table:table-cell>
          <table:table-cell office:value-type="float" office:value="0.00069" calcext:value-type="float">
            <text:p>0.00069</text:p>
          </table:table-cell>
          <table:table-cell/>
          <table:table-cell office:value-type="string" calcext:value-type="string">
            <text:p>ª</text:p>
          </table:table-cell>
          <table:table-cell office:value-type="float" office:value="219" calcext:value-type="float">
            <text:p>219</text:p>
          </table:table-cell>
          <table:table-cell office:value-type="float" office:value="0.00199" calcext:value-type="float">
            <text:p>0.00199</text:p>
          </table:table-cell>
          <table:table-cell/>
          <table:table-cell table:formula="of:=AVERAGE([.C65];[.G65])" office:value-type="float" office:value="0.00134" calcext:value-type="float">
            <text:p>0.00134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float" office:value="9368968" calcext:value-type="float">
            <text:p>9368968</text:p>
          </table:table-cell>
          <table:table-cell office:value-type="float" office:value="0.3392" calcext:value-type="float">
            <text:p>0.3392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53871" calcext:value-type="float">
            <text:p>53871</text:p>
          </table:table-cell>
          <table:table-cell office:value-type="float" office:value="0.48852" calcext:value-type="float">
            <text:p>0.48852</text:p>
          </table:table-cell>
          <table:table-cell/>
          <table:table-cell table:formula="of:=AVERAGE([.C66];[.G66])" office:value-type="float" office:value="0.41386" calcext:value-type="float">
            <text:p>0.41386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float" office:value="123481" calcext:value-type="float">
            <text:p>123481</text:p>
          </table:table-cell>
          <table:table-cell office:value-type="float" office:value="0.00447" calcext:value-type="float">
            <text:p>0.00447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868" calcext:value-type="float">
            <text:p>868</text:p>
          </table:table-cell>
          <table:table-cell office:value-type="float" office:value="0.00787" calcext:value-type="float">
            <text:p>0.00787</text:p>
          </table:table-cell>
          <table:table-cell/>
          <table:table-cell table:formula="of:=AVERAGE([.C67];[.G67])" office:value-type="float" office:value="0.00617" calcext:value-type="float">
            <text:p>0.0061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285782" calcext:value-type="float">
            <text:p>25285782</text:p>
          </table:table-cell>
          <table:table-cell office:value-type="float" office:value="0.91546" calcext:value-type="float">
            <text:p>0.9154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29075" calcext:value-type="float">
            <text:p>129075</text:p>
          </table:table-cell>
          <table:table-cell office:value-type="float" office:value="1.1705" calcext:value-type="float">
            <text:p>1.1705</text:p>
          </table:table-cell>
          <table:table-cell/>
          <table:table-cell table:formula="of:=AVERAGE([.C68];[.G68])" office:value-type="float" office:value="1.04298" calcext:value-type="float">
            <text:p>1.042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41523" calcext:value-type="float">
            <text:p>2241523</text:p>
          </table:table-cell>
          <table:table-cell office:value-type="float" office:value="0.08115" calcext:value-type="float">
            <text:p>0.0811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5276" calcext:value-type="float">
            <text:p>5276</text:p>
          </table:table-cell>
          <table:table-cell office:value-type="float" office:value="0.04784" calcext:value-type="float">
            <text:p>0.04784</text:p>
          </table:table-cell>
          <table:table-cell/>
          <table:table-cell table:formula="of:=AVERAGE([.C69];[.G69])" office:value-type="float" office:value="0.064495" calcext:value-type="float">
            <text:p>0.06449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3553927" calcext:value-type="float">
            <text:p>93553927</text:p>
          </table:table-cell>
          <table:table-cell office:value-type="float" office:value="3.38707" calcext:value-type="float">
            <text:p>3.3870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26606" calcext:value-type="float">
            <text:p>326606</text:p>
          </table:table-cell>
          <table:table-cell office:value-type="float" office:value="2.96179" calcext:value-type="float">
            <text:p>2.96179</text:p>
          </table:table-cell>
          <table:table-cell/>
          <table:table-cell table:formula="of:=AVERAGE([.C70];[.G70])" office:value-type="float" office:value="3.17443" calcext:value-type="float">
            <text:p>3.1744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985020" calcext:value-type="float">
            <text:p>5985020</text:p>
          </table:table-cell>
          <table:table-cell office:value-type="float" office:value="0.21668" calcext:value-type="float">
            <text:p>0.2166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372" calcext:value-type="float">
            <text:p>16372</text:p>
          </table:table-cell>
          <table:table-cell office:value-type="float" office:value="0.14847" calcext:value-type="float">
            <text:p>0.14847</text:p>
          </table:table-cell>
          <table:table-cell/>
          <table:table-cell table:formula="of:=AVERAGE([.C71];[.G71])" office:value-type="float" office:value="0.182575" calcext:value-type="float">
            <text:p>0.182575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float" office:value="23579" calcext:value-type="float">
            <text:p>23579</text:p>
          </table:table-cell>
          <table:table-cell office:value-type="float" office:value="0.00085" calcext:value-type="float">
            <text:p>0.00085</text:p>
          </table:table-cell>
          <table:table-cell/>
          <table:table-cell office:value-type="string" calcext:value-type="string">
            <text:p>ç</text:p>
          </table:table-cell>
          <table:table-cell office:value-type="float" office:value="201" calcext:value-type="float">
            <text:p>201</text:p>
          </table:table-cell>
          <table:table-cell office:value-type="float" office:value="0.00182" calcext:value-type="float">
            <text:p>0.00182</text:p>
          </table:table-cell>
          <table:table-cell/>
          <table:table-cell table:formula="of:=AVERAGE([.C72];[.G72])" office:value-type="float" office:value="0.001335" calcext:value-type="float">
            <text:p>0.001335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float" office:value="281" calcext:value-type="float">
            <text:p>281</text:p>
          </table:table-cell>
          <table:table-cell office:value-type="float" office:value="0.00001" calcext:value-type="float">
            <text:p>1E-05</text:p>
          </table:table-cell>
          <table:table-cell/>
          <table:table-cell office:value-type="string" calcext:value-type="string">
            <text:p>Ç</text:p>
          </table:table-cell>
          <table:table-cell office:value-type="float" office:value="15" calcext:value-type="float">
            <text:p>15</text:p>
          </table:table-cell>
          <table:table-cell office:value-type="float" office:value="0.00014" calcext:value-type="float">
            <text:p>0.00014</text:p>
          </table:table-cell>
          <table:table-cell/>
          <table:table-cell table:formula="of:=AVERAGE([.C73];[.G73])"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0566388" calcext:value-type="float">
            <text:p>110566388</text:p>
          </table:table-cell>
          <table:table-cell office:value-type="float" office:value="4.003" calcext:value-type="float">
            <text:p>4.00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418312" calcext:value-type="float">
            <text:p>418312</text:p>
          </table:table-cell>
          <table:table-cell office:value-type="float" office:value="3.79341" calcext:value-type="float">
            <text:p>3.79341</text:p>
          </table:table-cell>
          <table:table-cell/>
          <table:table-cell table:formula="of:=AVERAGE([.C74];[.G74])" office:value-type="float" office:value="3.898205" calcext:value-type="float">
            <text:p>3.898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64556" calcext:value-type="float">
            <text:p>2864556</text:p>
          </table:table-cell>
          <table:table-cell office:value-type="float" office:value="0.10371" calcext:value-type="float">
            <text:p>0.1037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2536" calcext:value-type="float">
            <text:p>12536</text:p>
          </table:table-cell>
          <table:table-cell office:value-type="float" office:value="0.11368" calcext:value-type="float">
            <text:p>0.11368</text:p>
          </table:table-cell>
          <table:table-cell/>
          <table:table-cell table:formula="of:=AVERAGE([.C75];[.G75])" office:value-type="float" office:value="0.108695" calcext:value-type="float">
            <text:p>0.10869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80957231" calcext:value-type="float">
            <text:p>280957231</text:p>
          </table:table-cell>
          <table:table-cell office:value-type="float" office:value="10.1719" calcext:value-type="float">
            <text:p>10.1719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077034" calcext:value-type="float">
            <text:p>1077034</text:p>
          </table:table-cell>
          <table:table-cell office:value-type="float" office:value="9.76696" calcext:value-type="float">
            <text:p>9.76696</text:p>
          </table:table-cell>
          <table:table-cell/>
          <table:table-cell table:formula="of:=AVERAGE([.C76];[.G76])" office:value-type="float" office:value="9.96943" calcext:value-type="float">
            <text:p>9.9694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480047" calcext:value-type="float">
            <text:p>8480047</text:p>
          </table:table-cell>
          <table:table-cell office:value-type="float" office:value="0.30702" calcext:value-type="float">
            <text:p>0.30702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4167" calcext:value-type="float">
            <text:p>24167</text:p>
          </table:table-cell>
          <table:table-cell office:value-type="float" office:value="0.21916" calcext:value-type="float">
            <text:p>0.21916</text:p>
          </table:table-cell>
          <table:table-cell/>
          <table:table-cell table:formula="of:=AVERAGE([.C77];[.G77])" office:value-type="float" office:value="0.26309" calcext:value-type="float">
            <text:p>0.26309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float" office:value="5396648" calcext:value-type="float">
            <text:p>5396648</text:p>
          </table:table-cell>
          <table:table-cell office:value-type="float" office:value="0.19538" calcext:value-type="float">
            <text:p>0.19538</text:p>
          </table:table-cell>
          <table:table-cell/>
          <table:table-cell office:value-type="string" calcext:value-type="string">
            <text:p>é</text:p>
          </table:table-cell>
          <table:table-cell office:value-type="float" office:value="31906" calcext:value-type="float">
            <text:p>31906</text:p>
          </table:table-cell>
          <table:table-cell office:value-type="float" office:value="0.28934" calcext:value-type="float">
            <text:p>0.28934</text:p>
          </table:table-cell>
          <table:table-cell/>
          <table:table-cell table:formula="of:=AVERAGE([.C78];[.G78])" office:value-type="float" office:value="0.24236" calcext:value-type="float">
            <text:p>0.24236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float" office:value="63309" calcext:value-type="float">
            <text:p>63309</text:p>
          </table:table-cell>
          <table:table-cell office:value-type="float" office:value="0.00229" calcext:value-type="float">
            <text:p>0.00229</text:p>
          </table:table-cell>
          <table:table-cell/>
          <table:table-cell office:value-type="string" calcext:value-type="string">
            <text:p>É</text:p>
          </table:table-cell>
          <table:table-cell office:value-type="float" office:value="738" calcext:value-type="float">
            <text:p>738</text:p>
          </table:table-cell>
          <table:table-cell office:value-type="float" office:value="0.00669" calcext:value-type="float">
            <text:p>0.00669</text:p>
          </table:table-cell>
          <table:table-cell/>
          <table:table-cell table:formula="of:=AVERAGE([.C79];[.G79])" office:value-type="float" office:value="0.00449" calcext:value-type="float">
            <text:p>0.0044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81659" calcext:value-type="float">
            <text:p>15881659</text:p>
          </table:table-cell>
          <table:table-cell office:value-type="float" office:value="0.57499" calcext:value-type="float">
            <text:p>0.5749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3739" calcext:value-type="float">
            <text:p>53739</text:p>
          </table:table-cell>
          <table:table-cell office:value-type="float" office:value="0.48733" calcext:value-type="float">
            <text:p>0.48733</text:p>
          </table:table-cell>
          <table:table-cell/>
          <table:table-cell table:formula="of:=AVERAGE([.C80];[.G80])" office:value-type="float" office:value="0.53116" calcext:value-type="float">
            <text:p>0.5311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87933" calcext:value-type="float">
            <text:p>1987933</text:p>
          </table:table-cell>
          <table:table-cell office:value-type="float" office:value="0.07197" calcext:value-type="float">
            <text:p>0.0719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939" calcext:value-type="float">
            <text:p>3939</text:p>
          </table:table-cell>
          <table:table-cell office:value-type="float" office:value="0.03572" calcext:value-type="float">
            <text:p>0.03572</text:p>
          </table:table-cell>
          <table:table-cell/>
          <table:table-cell table:formula="of:=AVERAGE([.C81];[.G81])" office:value-type="float" office:value="0.053845" calcext:value-type="float">
            <text:p>0.05384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990066" calcext:value-type="float">
            <text:p>23990066</text:p>
          </table:table-cell>
          <table:table-cell office:value-type="float" office:value="0.86855" calcext:value-type="float">
            <text:p>0.8685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92208" calcext:value-type="float">
            <text:p>92208</text:p>
          </table:table-cell>
          <table:table-cell office:value-type="float" office:value="0.83618" calcext:value-type="float">
            <text:p>0.83618</text:p>
          </table:table-cell>
          <table:table-cell/>
          <table:table-cell table:formula="of:=AVERAGE([.C82];[.G82])" office:value-type="float" office:value="0.852365" calcext:value-type="float">
            <text:p>0.85236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78856" calcext:value-type="float">
            <text:p>1978856</text:p>
          </table:table-cell>
          <table:table-cell office:value-type="float" office:value="0.07164" calcext:value-type="float">
            <text:p>0.07164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403" calcext:value-type="float">
            <text:p>4403</text:p>
          </table:table-cell>
          <table:table-cell office:value-type="float" office:value="0.03993" calcext:value-type="float">
            <text:p>0.03993</text:p>
          </table:table-cell>
          <table:table-cell/>
          <table:table-cell table:formula="of:=AVERAGE([.C83];[.G83])" office:value-type="float" office:value="0.055785" calcext:value-type="float">
            <text:p>0.05578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849414" calcext:value-type="float">
            <text:p>15849414</text:p>
          </table:table-cell>
          <table:table-cell office:value-type="float" office:value="0.57382" calcext:value-type="float">
            <text:p>0.57382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5653" calcext:value-type="float">
            <text:p>85653</text:p>
          </table:table-cell>
          <table:table-cell office:value-type="float" office:value="0.77673" calcext:value-type="float">
            <text:p>0.77673</text:p>
          </table:table-cell>
          <table:table-cell/>
          <table:table-cell table:formula="of:=AVERAGE([.C84];[.G84])" office:value-type="float" office:value="0.675275" calcext:value-type="float">
            <text:p>0.67527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34725" calcext:value-type="float">
            <text:p>1534725</text:p>
          </table:table-cell>
          <table:table-cell office:value-type="float" office:value="0.05556" calcext:value-type="float">
            <text:p>0.0555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4465" calcext:value-type="float">
            <text:p>4465</text:p>
          </table:table-cell>
          <table:table-cell office:value-type="float" office:value="0.04049" calcext:value-type="float">
            <text:p>0.04049</text:p>
          </table:table-cell>
          <table:table-cell/>
          <table:table-cell table:formula="of:=AVERAGE([.C85];[.G85])" office:value-type="float" office:value="0.048025" calcext:value-type="float">
            <text:p>0.04802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9041230" calcext:value-type="float">
            <text:p>139041230</text:p>
          </table:table-cell>
          <table:table-cell office:value-type="float" office:value="5.03391" calcext:value-type="float">
            <text:p>5.03391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473889" calcext:value-type="float">
            <text:p>473889</text:p>
          </table:table-cell>
          <table:table-cell office:value-type="float" office:value="4.29741" calcext:value-type="float">
            <text:p>4.29741</text:p>
          </table:table-cell>
          <table:table-cell/>
          <table:table-cell table:formula="of:=AVERAGE([.C86];[.G86])" office:value-type="float" office:value="4.66566" calcext:value-type="float">
            <text:p>4.6656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50945" calcext:value-type="float">
            <text:p>2150945</text:p>
          </table:table-cell>
          <table:table-cell office:value-type="float" office:value="0.07787" calcext:value-type="float">
            <text:p>0.07787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0207" calcext:value-type="float">
            <text:p>10207</text:p>
          </table:table-cell>
          <table:table-cell office:value-type="float" office:value="0.09256" calcext:value-type="float">
            <text:p>0.09256</text:p>
          </table:table-cell>
          <table:table-cell/>
          <table:table-cell table:formula="of:=AVERAGE([.C87];[.G87])" office:value-type="float" office:value="0.085215" calcext:value-type="float">
            <text:p>0.085215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float" office:value="10230618" calcext:value-type="float">
            <text:p>10230618</text:p>
          </table:table-cell>
          <table:table-cell office:value-type="float" office:value="0.37039" calcext:value-type="float">
            <text:p>0.37039</text:p>
          </table:table-cell>
          <table:table-cell/>
          <table:table-cell office:value-type="string" calcext:value-type="string">
            <text:p>í</text:p>
          </table:table-cell>
          <table:table-cell office:value-type="float" office:value="56397" calcext:value-type="float">
            <text:p>56397</text:p>
          </table:table-cell>
          <table:table-cell office:value-type="float" office:value="0.51143" calcext:value-type="float">
            <text:p>0.51143</text:p>
          </table:table-cell>
          <table:table-cell/>
          <table:table-cell table:formula="of:=AVERAGE([.C88];[.G88])" office:value-type="float" office:value="0.44091" calcext:value-type="float">
            <text:p>0.44091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float" office:value="15754" calcext:value-type="float">
            <text:p>15754</text:p>
          </table:table-cell>
          <table:table-cell office:value-type="float" office:value="0.00057" calcext:value-type="float">
            <text:p>0.00057</text:p>
          </table:table-cell>
          <table:table-cell/>
          <table:table-cell office:value-type="string" calcext:value-type="string">
            <text:p>Í</text:p>
          </table:table-cell>
          <table:table-cell office:value-type="float" office:value="366" calcext:value-type="float">
            <text:p>366</text:p>
          </table:table-cell>
          <table:table-cell office:value-type="float" office:value="0.00332" calcext:value-type="float">
            <text:p>0.00332</text:p>
          </table:table-cell>
          <table:table-cell/>
          <table:table-cell table:formula="of:=AVERAGE([.C89];[.G89])" office:value-type="float" office:value="0.001945" calcext:value-type="float">
            <text:p>0.00194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98180" calcext:value-type="float">
            <text:p>8598180</text:p>
          </table:table-cell>
          <table:table-cell office:value-type="float" office:value="0.31129" calcext:value-type="float">
            <text:p>0.311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157" calcext:value-type="float">
            <text:p>38157</text:p>
          </table:table-cell>
          <table:table-cell office:value-type="float" office:value="0.34602" calcext:value-type="float">
            <text:p>0.34602</text:p>
          </table:table-cell>
          <table:table-cell/>
          <table:table-cell table:formula="of:=AVERAGE([.C90];[.G90])" office:value-type="float" office:value="0.328655" calcext:value-type="float">
            <text:p>0.3286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77827" calcext:value-type="float">
            <text:p>1377827</text:p>
          </table:table-cell>
          <table:table-cell office:value-type="float" office:value="0.04988" calcext:value-type="float">
            <text:p>0.049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45" calcext:value-type="float">
            <text:p>3945</text:p>
          </table:table-cell>
          <table:table-cell office:value-type="float" office:value="0.03577" calcext:value-type="float">
            <text:p>0.03577</text:p>
          </table:table-cell>
          <table:table-cell/>
          <table:table-cell table:formula="of:=AVERAGE([.C91];[.G91])" office:value-type="float" office:value="0.042825" calcext:value-type="float">
            <text:p>0.04282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331741" calcext:value-type="float">
            <text:p>1331741</text:p>
          </table:table-cell>
          <table:table-cell office:value-type="float" office:value="0.04821" calcext:value-type="float">
            <text:p>0.04821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182" calcext:value-type="float">
            <text:p>1182</text:p>
          </table:table-cell>
          <table:table-cell office:value-type="float" office:value="0.01072" calcext:value-type="float">
            <text:p>0.01072</text:p>
          </table:table-cell>
          <table:table-cell/>
          <table:table-cell table:formula="of:=AVERAGE([.C92];[.G92])" office:value-type="float" office:value="0.029465" calcext:value-type="float">
            <text:p>0.02946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34986" calcext:value-type="float">
            <text:p>434986</text:p>
          </table:table-cell>
          <table:table-cell office:value-type="float" office:value="0.01575" calcext:value-type="float">
            <text:p>0.0157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69" calcext:value-type="float">
            <text:p>269</text:p>
          </table:table-cell>
          <table:table-cell office:value-type="float" office:value="0.00244" calcext:value-type="float">
            <text:p>0.00244</text:p>
          </table:table-cell>
          <table:table-cell/>
          <table:table-cell table:formula="of:=AVERAGE([.C93];[.G93])" office:value-type="float" office:value="0.009095" calcext:value-type="float">
            <text:p>0.0090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9356415" calcext:value-type="float">
            <text:p>119356415</text:p>
          </table:table-cell>
          <table:table-cell office:value-type="float" office:value="4.32123" calcext:value-type="float">
            <text:p>4.3212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475477" calcext:value-type="float">
            <text:p>475477</text:p>
          </table:table-cell>
          <table:table-cell office:value-type="float" office:value="4.31181" calcext:value-type="float">
            <text:p>4.31181</text:p>
          </table:table-cell>
          <table:table-cell/>
          <table:table-cell table:formula="of:=AVERAGE([.C94];[.G94])" office:value-type="float" office:value="4.31652" calcext:value-type="float">
            <text:p>4.316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187611" calcext:value-type="float">
            <text:p>5187611</text:p>
          </table:table-cell>
          <table:table-cell office:value-type="float" office:value="0.18781" calcext:value-type="float">
            <text:p>0.1878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5413" calcext:value-type="float">
            <text:p>15413</text:p>
          </table:table-cell>
          <table:table-cell office:value-type="float" office:value="0.13977" calcext:value-type="float">
            <text:p>0.13977</text:p>
          </table:table-cell>
          <table:table-cell/>
          <table:table-cell table:formula="of:=AVERAGE([.C95];[.G95])" office:value-type="float" office:value="0.16379" calcext:value-type="float">
            <text:p>0.1637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6360722" calcext:value-type="float">
            <text:p>56360722</text:p>
          </table:table-cell>
          <table:table-cell office:value-type="float" office:value="2.04051" calcext:value-type="float">
            <text:p>2.04051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32693" calcext:value-type="float">
            <text:p>232693</text:p>
          </table:table-cell>
          <table:table-cell office:value-type="float" office:value="2.11015" calcext:value-type="float">
            <text:p>2.11015</text:p>
          </table:table-cell>
          <table:table-cell/>
          <table:table-cell table:formula="of:=AVERAGE([.C96];[.G96])" office:value-type="float" office:value="2.07533" calcext:value-type="float">
            <text:p>2.0753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140951" calcext:value-type="float">
            <text:p>4140951</text:p>
          </table:table-cell>
          <table:table-cell office:value-type="float" office:value="0.14992" calcext:value-type="float">
            <text:p>0.14992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2267" calcext:value-type="float">
            <text:p>12267</text:p>
          </table:table-cell>
          <table:table-cell office:value-type="float" office:value="0.11124" calcext:value-type="float">
            <text:p>0.11124</text:p>
          </table:table-cell>
          <table:table-cell/>
          <table:table-cell table:formula="of:=AVERAGE([.C97];[.G97])" office:value-type="float" office:value="0.13058" calcext:value-type="float">
            <text:p>0.1305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4945706" calcext:value-type="float">
            <text:p>154945706</text:p>
          </table:table-cell>
          <table:table-cell office:value-type="float" office:value="5.60972" calcext:value-type="float">
            <text:p>5.6097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67973" calcext:value-type="float">
            <text:p>567973</text:p>
          </table:table-cell>
          <table:table-cell office:value-type="float" office:value="5.1506" calcext:value-type="float">
            <text:p>5.1506</text:p>
          </table:table-cell>
          <table:table-cell/>
          <table:table-cell table:formula="of:=AVERAGE([.C98];[.G98])" office:value-type="float" office:value="5.38016" calcext:value-type="float">
            <text:p>5.3801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292484" calcext:value-type="float">
            <text:p>2292484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646" calcext:value-type="float">
            <text:p>10646</text:p>
          </table:table-cell>
          <table:table-cell office:value-type="float" office:value="0.09654" calcext:value-type="float">
            <text:p>0.09654</text:p>
          </table:table-cell>
          <table:table-cell/>
          <table:table-cell table:formula="of:=AVERAGE([.C99];[.G99])" office:value-type="float" office:value="0.08977" calcext:value-type="float">
            <text:p>0.08977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float" office:value="4196676" calcext:value-type="float">
            <text:p>4196676</text:p>
          </table:table-cell>
          <table:table-cell office:value-type="float" office:value="0.15194" calcext:value-type="float">
            <text:p>0.15194</text:p>
          </table:table-cell>
          <table:table-cell/>
          <table:table-cell office:value-type="string" calcext:value-type="string">
            <text:p>ñ</text:p>
          </table:table-cell>
          <table:table-cell office:value-type="float" office:value="20566" calcext:value-type="float">
            <text:p>20566</text:p>
          </table:table-cell>
          <table:table-cell office:value-type="float" office:value="0.1865" calcext:value-type="float">
            <text:p>0.1865</text:p>
          </table:table-cell>
          <table:table-cell/>
          <table:table-cell table:formula="of:=AVERAGE([.C100];[.G100])" office:value-type="float" office:value="0.16922" calcext:value-type="float">
            <text:p>0.16922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float" office:value="5735" calcext:value-type="float">
            <text:p>5735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Ñ</text:p>
          </table:table-cell>
          <table:table-cell office:value-type="float" office:value="295" calcext:value-type="float">
            <text:p>295</text:p>
          </table:table-cell>
          <table:table-cell office:value-type="float" office:value="0.00268" calcext:value-type="float">
            <text:p>0.00268</text:p>
          </table:table-cell>
          <table:table-cell/>
          <table:table-cell table:formula="of:=AVERAGE([.C101];[.G101])" office:value-type="float" office:value="0.001445" calcext:value-type="float">
            <text:p>0.00144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83132635" calcext:value-type="float">
            <text:p>183132635</text:p>
          </table:table-cell>
          <table:table-cell office:value-type="float" office:value="6.63022" calcext:value-type="float">
            <text:p>6.630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741684" calcext:value-type="float">
            <text:p>741684</text:p>
          </table:table-cell>
          <table:table-cell office:value-type="float" office:value="6.72588" calcext:value-type="float">
            <text:p>6.72588</text:p>
          </table:table-cell>
          <table:table-cell/>
          <table:table-cell table:formula="of:=AVERAGE([.C102];[.G102])" office:value-type="float" office:value="6.67805" calcext:value-type="float">
            <text:p>6.678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360789" calcext:value-type="float">
            <text:p>1360789</text:p>
          </table:table-cell>
          <table:table-cell office:value-type="float" office:value="0.04927" calcext:value-type="float">
            <text:p>0.04927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7494" calcext:value-type="float">
            <text:p>7494</text:p>
          </table:table-cell>
          <table:table-cell office:value-type="float" office:value="0.06796" calcext:value-type="float">
            <text:p>0.06796</text:p>
          </table:table-cell>
          <table:table-cell/>
          <table:table-cell table:formula="of:=AVERAGE([.C103];[.G103])" office:value-type="float" office:value="0.058615" calcext:value-type="float">
            <text:p>0.058615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float" office:value="65099" calcext:value-type="float">
            <text:p>65099</text:p>
          </table:table-cell>
          <table:table-cell office:value-type="float" office:value="0.00236" calcext:value-type="float">
            <text:p>0.00236</text:p>
          </table:table-cell>
          <table:table-cell/>
          <table:table-cell office:value-type="string" calcext:value-type="string">
            <text:p>º</text:p>
          </table:table-cell>
          <table:table-cell office:value-type="float" office:value="156" calcext:value-type="float">
            <text:p>156</text:p>
          </table:table-cell>
          <table:table-cell office:value-type="float" office:value="0.00141" calcext:value-type="float">
            <text:p>0.00141</text:p>
          </table:table-cell>
          <table:table-cell/>
          <table:table-cell table:formula="of:=AVERAGE([.C104];[.G104])" office:value-type="float" office:value="0.001885" calcext:value-type="float">
            <text:p>0.001885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float" office:value="17417497" calcext:value-type="float">
            <text:p>17417497</text:p>
          </table:table-cell>
          <table:table-cell office:value-type="float" office:value="0.63059" calcext:value-type="float">
            <text:p>0.63059</text:p>
          </table:table-cell>
          <table:table-cell/>
          <table:table-cell office:value-type="string" calcext:value-type="string">
            <text:p>ó</text:p>
          </table:table-cell>
          <table:table-cell office:value-type="float" office:value="49627" calcext:value-type="float">
            <text:p>49627</text:p>
          </table:table-cell>
          <table:table-cell office:value-type="float" office:value="0.45004" calcext:value-type="float">
            <text:p>0.45004</text:p>
          </table:table-cell>
          <table:table-cell/>
          <table:table-cell table:formula="of:=AVERAGE([.C105];[.G105])" office:value-type="float" office:value="0.540315" calcext:value-type="float">
            <text:p>0.540315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float" office:value="20943" calcext:value-type="float">
            <text:p>20943</text:p>
          </table:table-cell>
          <table:table-cell office:value-type="float" office:value="0.00076" calcext:value-type="float">
            <text:p>0.00076</text:p>
          </table:table-cell>
          <table:table-cell/>
          <table:table-cell office:value-type="string" calcext:value-type="string">
            <text:p>Ó</text:p>
          </table:table-cell>
          <table:table-cell office:value-type="float" office:value="288" calcext:value-type="float">
            <text:p>288</text:p>
          </table:table-cell>
          <table:table-cell office:value-type="float" office:value="0.00261" calcext:value-type="float">
            <text:p>0.00261</text:p>
          </table:table-cell>
          <table:table-cell/>
          <table:table-cell table:formula="of:=AVERAGE([.C106];[.G106])" office:value-type="float" office:value="0.001685" calcext:value-type="float">
            <text:p>0.00168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5140816" calcext:value-type="float">
            <text:p>55140816</text:p>
          </table:table-cell>
          <table:table-cell office:value-type="float" office:value="1.99634" calcext:value-type="float">
            <text:p>1.9963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94795" calcext:value-type="float">
            <text:p>194795</text:p>
          </table:table-cell>
          <table:table-cell office:value-type="float" office:value="1.76648" calcext:value-type="float">
            <text:p>1.76648</text:p>
          </table:table-cell>
          <table:table-cell/>
          <table:table-cell table:formula="of:=AVERAGE([.C107];[.G107])" office:value-type="float" office:value="1.88141" calcext:value-type="float">
            <text:p>1.8814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916978" calcext:value-type="float">
            <text:p>4916978</text:p>
          </table:table-cell>
          <table:table-cell office:value-type="float" office:value="0.17802" calcext:value-type="float">
            <text:p>0.17802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4701" calcext:value-type="float">
            <text:p>14701</text:p>
          </table:table-cell>
          <table:table-cell office:value-type="float" office:value="0.13331" calcext:value-type="float">
            <text:p>0.13331</text:p>
          </table:table-cell>
          <table:table-cell/>
          <table:table-cell table:formula="of:=AVERAGE([.C108];[.G108])" office:value-type="float" office:value="0.155665" calcext:value-type="float">
            <text:p>0.15566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8311699" calcext:value-type="float">
            <text:p>18311699</text:p>
          </table:table-cell>
          <table:table-cell office:value-type="float" office:value="0.66297" calcext:value-type="float">
            <text:p>0.66297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92314" calcext:value-type="float">
            <text:p>92314</text:p>
          </table:table-cell>
          <table:table-cell office:value-type="float" office:value="0.83714" calcext:value-type="float">
            <text:p>0.83714</text:p>
          </table:table-cell>
          <table:table-cell/>
          <table:table-cell table:formula="of:=AVERAGE([.C109];[.G109])" office:value-type="float" office:value="0.750055" calcext:value-type="float">
            <text:p>0.75005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53055" calcext:value-type="float">
            <text:p>353055</text:p>
          </table:table-cell>
          <table:table-cell office:value-type="float" office:value="0.01278" calcext:value-type="float">
            <text:p>0.01278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3667" calcext:value-type="float">
            <text:p>3667</text:p>
          </table:table-cell>
          <table:table-cell office:value-type="float" office:value="0.03325" calcext:value-type="float">
            <text:p>0.03325</text:p>
          </table:table-cell>
          <table:table-cell/>
          <table:table-cell table:formula="of:=AVERAGE([.C110];[.G110])" office:value-type="float" office:value="0.023015" calcext:value-type="float">
            <text:p>0.0230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4806350" calcext:value-type="float">
            <text:p>144806350</text:p>
          </table:table-cell>
          <table:table-cell office:value-type="float" office:value="5.24263" calcext:value-type="float">
            <text:p>5.2426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47656" calcext:value-type="float">
            <text:p>547656</text:p>
          </table:table-cell>
          <table:table-cell office:value-type="float" office:value="4.96636" calcext:value-type="float">
            <text:p>4.96636</text:p>
          </table:table-cell>
          <table:table-cell/>
          <table:table-cell table:formula="of:=AVERAGE([.C111];[.G111])" office:value-type="float" office:value="5.104495" calcext:value-type="float">
            <text:p>5.1044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11700" calcext:value-type="float">
            <text:p>2411700</text:p>
          </table:table-cell>
          <table:table-cell office:value-type="float" office:value="0.08731" calcext:value-type="float">
            <text:p>0.08731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626" calcext:value-type="float">
            <text:p>8626</text:p>
          </table:table-cell>
          <table:table-cell office:value-type="float" office:value="0.07822" calcext:value-type="float">
            <text:p>0.07822</text:p>
          </table:table-cell>
          <table:table-cell/>
          <table:table-cell table:formula="of:=AVERAGE([.C112];[.G112])" office:value-type="float" office:value="0.082765" calcext:value-type="float">
            <text:p>0.08276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57121242" calcext:value-type="float">
            <text:p>157121242</text:p>
          </table:table-cell>
          <table:table-cell office:value-type="float" office:value="5.68849" calcext:value-type="float">
            <text:p>5.6884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647739" calcext:value-type="float">
            <text:p>647739</text:p>
          </table:table-cell>
          <table:table-cell office:value-type="float" office:value="5.87395" calcext:value-type="float">
            <text:p>5.87395</text:p>
          </table:table-cell>
          <table:table-cell/>
          <table:table-cell table:formula="of:=AVERAGE([.C113];[.G113])" office:value-type="float" office:value="5.78122" calcext:value-type="float">
            <text:p>5.7812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084637" calcext:value-type="float">
            <text:p>5084637</text:p>
          </table:table-cell>
          <table:table-cell office:value-type="float" office:value="0.18409" calcext:value-type="float">
            <text:p>0.1840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5593" calcext:value-type="float">
            <text:p>15593</text:p>
          </table:table-cell>
          <table:table-cell office:value-type="float" office:value="0.1414" calcext:value-type="float">
            <text:p>0.1414</text:p>
          </table:table-cell>
          <table:table-cell/>
          <table:table-cell table:formula="of:=AVERAGE([.C114];[.G114])" office:value-type="float" office:value="0.162745" calcext:value-type="float">
            <text:p>0.16274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96660256" calcext:value-type="float">
            <text:p>96660256</text:p>
          </table:table-cell>
          <table:table-cell office:value-type="float" office:value="3.49953" calcext:value-type="float">
            <text:p>3.4995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45682" calcext:value-type="float">
            <text:p>345682</text:p>
          </table:table-cell>
          <table:table-cell office:value-type="float" office:value="3.13478" calcext:value-type="float">
            <text:p>3.13478</text:p>
          </table:table-cell>
          <table:table-cell/>
          <table:table-cell table:formula="of:=AVERAGE([.C115];[.G115])" office:value-type="float" office:value="3.317155" calcext:value-type="float">
            <text:p>3.31715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3873" calcext:value-type="float">
            <text:p>2633873</text:p>
          </table:table-cell>
          <table:table-cell office:value-type="float" office:value="0.09536" calcext:value-type="float">
            <text:p>0.09536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7755" calcext:value-type="float">
            <text:p>7755</text:p>
          </table:table-cell>
          <table:table-cell office:value-type="float" office:value="0.07033" calcext:value-type="float">
            <text:p>0.07033</text:p>
          </table:table-cell>
          <table:table-cell/>
          <table:table-cell table:formula="of:=AVERAGE([.C116];[.G116])" office:value-type="float" office:value="0.082845" calcext:value-type="float">
            <text:p>0.0828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5305748" calcext:value-type="float">
            <text:p>85305748</text:p>
          </table:table-cell>
          <table:table-cell office:value-type="float" office:value="3.08845" calcext:value-type="float">
            <text:p>3.08845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353343" calcext:value-type="float">
            <text:p>353343</text:p>
          </table:table-cell>
          <table:table-cell office:value-type="float" office:value="3.20425" calcext:value-type="float">
            <text:p>3.20425</text:p>
          </table:table-cell>
          <table:table-cell/>
          <table:table-cell table:formula="of:=AVERAGE([.C117];[.G117])" office:value-type="float" office:value="3.14635" calcext:value-type="float">
            <text:p>3.146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65701" calcext:value-type="float">
            <text:p>1665701</text:p>
          </table:table-cell>
          <table:table-cell office:value-type="float" office:value="0.06031" calcext:value-type="float">
            <text:p>0.06031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4264" calcext:value-type="float">
            <text:p>4264</text:p>
          </table:table-cell>
          <table:table-cell office:value-type="float" office:value="0.03867" calcext:value-type="float">
            <text:p>0.03867</text:p>
          </table:table-cell>
          <table:table-cell/>
          <table:table-cell table:formula="of:=AVERAGE([.C118];[.G118])" office:value-type="float" office:value="0.04949" calcext:value-type="float">
            <text:p>0.04949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float" office:value="2714214" calcext:value-type="float">
            <text:p>2714214</text:p>
          </table:table-cell>
          <table:table-cell office:value-type="float" office:value="0.09827" calcext:value-type="float">
            <text:p>0.09827</text:p>
          </table:table-cell>
          <table:table-cell/>
          <table:table-cell office:value-type="string" calcext:value-type="string">
            <text:p>ú</text:p>
          </table:table-cell>
          <table:table-cell office:value-type="float" office:value="8716" calcext:value-type="float">
            <text:p>8716</text:p>
          </table:table-cell>
          <table:table-cell office:value-type="float" office:value="0.07904" calcext:value-type="float">
            <text:p>0.07904</text:p>
          </table:table-cell>
          <table:table-cell/>
          <table:table-cell table:formula="of:=AVERAGE([.C119];[.G119])" office:value-type="float" office:value="0.088655" calcext:value-type="float">
            <text:p>0.088655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float" office:value="14179" calcext:value-type="float">
            <text:p>14179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string" calcext:value-type="string">
            <text:p>Ú</text:p>
          </table:table-cell>
          <table:table-cell office:value-type="float" office:value="62" calcext:value-type="float">
            <text:p>62</text:p>
          </table:table-cell>
          <table:table-cell office:value-type="float" office:value="0.00056" calcext:value-type="float">
            <text:p>0.00056</text:p>
          </table:table-cell>
          <table:table-cell/>
          <table:table-cell table:formula="of:=AVERAGE([.C120];[.G120])" office:value-type="float" office:value="0.000535" calcext:value-type="float">
            <text:p>0.000535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float" office:value="73451" calcext:value-type="float">
            <text:p>73451</text:p>
          </table:table-cell>
          <table:table-cell office:value-type="float" office:value="0.00266" calcext:value-type="float">
            <text:p>0.00266</text:p>
          </table:table-cell>
          <table:table-cell/>
          <table:table-cell office:value-type="string" calcext:value-type="string">
            <text:p>ü</text:p>
          </table:table-cell>
          <table:table-cell office:value-type="float" office:value="365" calcext:value-type="float">
            <text:p>365</text:p>
          </table:table-cell>
          <table:table-cell office:value-type="float" office:value="0.00331" calcext:value-type="float">
            <text:p>0.00331</text:p>
          </table:table-cell>
          <table:table-cell/>
          <table:table-cell table:formula="of:=AVERAGE([.C121];[.G121])" office:value-type="float" office:value="0.002985" calcext:value-type="float">
            <text:p>0.002985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float" office:value="452" calcext:value-type="float">
            <text:p>452</text:p>
          </table:table-cell>
          <table:table-cell office:value-type="float" office:value="0.00002" calcext:value-type="float">
            <text:p>2E-05</text:p>
          </table:table-cell>
          <table:table-cell/>
          <table:table-cell office:value-type="string" calcext:value-type="string">
            <text:p>Ü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/>
          <table:table-cell table:formula="of:=AVERAGE([.C122];[.G122])" office:value-type="float" office:value="0.000015" calcext:value-type="float">
            <text:p>1.5E-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747941" calcext:value-type="float">
            <text:p>20747941</text:p>
          </table:table-cell>
          <table:table-cell office:value-type="float" office:value="0.75117" calcext:value-type="float">
            <text:p>0.75117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85807" calcext:value-type="float">
            <text:p>85807</text:p>
          </table:table-cell>
          <table:table-cell office:value-type="float" office:value="0.77813" calcext:value-type="float">
            <text:p>0.77813</text:p>
          </table:table-cell>
          <table:table-cell/>
          <table:table-cell table:formula="of:=AVERAGE([.C123];[.G123])" office:value-type="float" office:value="0.76465" calcext:value-type="float">
            <text:p>0.764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86799" calcext:value-type="float">
            <text:p>1386799</text:p>
          </table:table-cell>
          <table:table-cell office:value-type="float" office:value="0.05021" calcext:value-type="float">
            <text:p>0.05021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5788" calcext:value-type="float">
            <text:p>5788</text:p>
          </table:table-cell>
          <table:table-cell office:value-type="float" office:value="0.05249" calcext:value-type="float">
            <text:p>0.05249</text:p>
          </table:table-cell>
          <table:table-cell/>
          <table:table-cell table:formula="of:=AVERAGE([.C124];[.G124])" office:value-type="float" office:value="0.05135" calcext:value-type="float">
            <text:p>0.0513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10351" calcext:value-type="float">
            <text:p>610351</text:p>
          </table:table-cell>
          <table:table-cell office:value-type="float" office:value="0.0221" calcext:value-type="float">
            <text:p>0.0221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2011" calcext:value-type="float">
            <text:p>2011</text:p>
          </table:table-cell>
          <table:table-cell office:value-type="float" office:value="0.01824" calcext:value-type="float">
            <text:p>0.01824</text:p>
          </table:table-cell>
          <table:table-cell/>
          <table:table-cell table:formula="of:=AVERAGE([.C125];[.G125])" office:value-type="float" office:value="0.02017" calcext:value-type="float">
            <text:p>0.0201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1133" calcext:value-type="float">
            <text:p>411133</text:p>
          </table:table-cell>
          <table:table-cell office:value-type="float" office:value="0.01488" calcext:value-type="float">
            <text:p>0.01488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398" calcext:value-type="float">
            <text:p>398</text:p>
          </table:table-cell>
          <table:table-cell office:value-type="float" office:value="0.00361" calcext:value-type="float">
            <text:p>0.00361</text:p>
          </table:table-cell>
          <table:table-cell/>
          <table:table-cell table:formula="of:=AVERAGE([.C126];[.G126])" office:value-type="float" office:value="0.009245" calcext:value-type="float">
            <text:p>0.0092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35319" calcext:value-type="float">
            <text:p>3735319</text:p>
          </table:table-cell>
          <table:table-cell office:value-type="float" office:value="0.13524" calcext:value-type="float">
            <text:p>0.1352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702" calcext:value-type="float">
            <text:p>9702</text:p>
          </table:table-cell>
          <table:table-cell office:value-type="float" office:value="0.08798" calcext:value-type="float">
            <text:p>0.08798</text:p>
          </table:table-cell>
          <table:table-cell/>
          <table:table-cell table:formula="of:=AVERAGE([.C127];[.G127])" office:value-type="float" office:value="0.11161" calcext:value-type="float">
            <text:p>0.1116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7271" calcext:value-type="float">
            <text:p>257271</text:p>
          </table:table-cell>
          <table:table-cell office:value-type="float" office:value="0.00931" calcext:value-type="float">
            <text:p>0.0093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245" calcext:value-type="float">
            <text:p>1245</text:p>
          </table:table-cell>
          <table:table-cell office:value-type="float" office:value="0.01129" calcext:value-type="float">
            <text:p>0.01129</text:p>
          </table:table-cell>
          <table:table-cell/>
          <table:table-cell table:formula="of:=AVERAGE([.C128];[.G128])"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7789231" calcext:value-type="float">
            <text:p>17789231</text:p>
          </table:table-cell>
          <table:table-cell office:value-type="float" office:value="0.64405" calcext:value-type="float">
            <text:p>0.6440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1133" calcext:value-type="float">
            <text:p>91133</text:p>
          </table:table-cell>
          <table:table-cell office:value-type="float" office:value="0.82643" calcext:value-type="float">
            <text:p>0.82643</text:p>
          </table:table-cell>
          <table:table-cell/>
          <table:table-cell table:formula="of:=AVERAGE([.C129];[.G129])" office:value-type="float" office:value="0.73524" calcext:value-type="float">
            <text:p>0.7352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48238" calcext:value-type="float">
            <text:p>748238</text:p>
          </table:table-cell>
          <table:table-cell office:value-type="float" office:value="0.02709" calcext:value-type="float">
            <text:p>0.02709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6741" calcext:value-type="float">
            <text:p>6741</text:p>
          </table:table-cell>
          <table:table-cell office:value-type="float" office:value="0.06113" calcext:value-type="float">
            <text:p>0.06113</text:p>
          </table:table-cell>
          <table:table-cell/>
          <table:table-cell table:formula="of:=AVERAGE([.C130];[.G130])" office:value-type="float" office:value="0.04411" calcext:value-type="float">
            <text:p>0.0441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272956" calcext:value-type="float">
            <text:p>8272956</text:p>
          </table:table-cell>
          <table:table-cell office:value-type="float" office:value="0.29952" calcext:value-type="float">
            <text:p>0.29952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34851" calcext:value-type="float">
            <text:p>34851</text:p>
          </table:table-cell>
          <table:table-cell office:value-type="float" office:value="0.31604" calcext:value-type="float">
            <text:p>0.31604</text:p>
          </table:table-cell>
          <table:table-cell/>
          <table:table-cell table:formula="of:=AVERAGE([.C131];[.G131])" office:value-type="float" office:value="0.30778" calcext:value-type="float">
            <text:p>0.3077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37042" calcext:value-type="float">
            <text:p>237042</text:p>
          </table:table-cell>
          <table:table-cell office:value-type="float" office:value="0.00858" calcext:value-type="float">
            <text:p>0.00858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757" calcext:value-type="float">
            <text:p>757</text:p>
          </table:table-cell>
          <table:table-cell office:value-type="float" office:value="0.00686" calcext:value-type="float">
            <text:p>0.00686</text:p>
          </table:table-cell>
          <table:table-cell/>
          <table:table-cell table:formula="of:=AVERAGE([.C132];[.G132])" office:value-type="float" office:value="0.00772" calcext:value-type="float">
            <text:p>0.00772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 table:number-rows-repeated="70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</table:table>
      <table:table table:name="Spanish-Leipzig-unicase-letter-frequencies" table:style-name="ta1"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1" office:value-type="string" calcext:value-type="string">
            <text:p>e</text:p>
          </table:table-cell>
          <table:table-cell office:value-type="float" office:value="294897235" calcext:value-type="float">
            <text:p>294897235</text:p>
          </table:table-cell>
        </table:table-row>
        <table:table-row table:style-name="ro1">
          <table:table-cell table:style-name="ce11" office:value-type="string" calcext:value-type="string">
            <text:p>a</text:p>
          </table:table-cell>
          <table:table-cell office:value-type="float" office:value="271738665" calcext:value-type="float">
            <text:p>271738665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office:value-type="float" office:value="201996963" calcext:value-type="float">
            <text:p>201996963</text:p>
          </table:table-cell>
        </table:table-row>
        <table:table-row table:style-name="ro1">
          <table:table-cell table:style-name="ce11" office:value-type="string" calcext:value-type="string">
            <text:p>s</text:p>
          </table:table-cell>
          <table:table-cell office:value-type="float" office:value="162205879" calcext:value-type="float">
            <text:p>162205879</text:p>
          </table:table-cell>
        </table:table-row>
        <table:table-row table:style-name="ro1">
          <table:table-cell table:style-name="ce11" office:value-type="string" calcext:value-type="string">
            <text:p>n</text:p>
          </table:table-cell>
          <table:table-cell office:value-type="float" office:value="161440601" calcext:value-type="float">
            <text:p>161440601</text:p>
          </table:table-cell>
        </table:table-row>
        <table:table-row table:style-name="ro1">
          <table:table-cell table:style-name="ce11" office:value-type="string" calcext:value-type="string">
            <text:p>i</text:p>
          </table:table-cell>
          <table:table-cell office:value-type="float" office:value="151438547" calcext:value-type="float">
            <text:p>151438547</text:p>
          </table:table-cell>
        </table:table-row>
        <table:table-row table:style-name="ro1">
          <table:table-cell table:style-name="ce11" office:value-type="string" calcext:value-type="string">
            <text:p>r</text:p>
          </table:table-cell>
          <table:table-cell office:value-type="float" office:value="147218050" calcext:value-type="float">
            <text:p>147218050</text:p>
          </table:table-cell>
        </table:table-row>
        <table:table-row table:style-name="ro1">
          <table:table-cell table:style-name="ce11" office:value-type="string" calcext:value-type="string">
            <text:p>l</text:p>
          </table:table-cell>
          <table:table-cell office:value-type="float" office:value="124544026" calcext:value-type="float">
            <text:p>124544026</text:p>
          </table:table-cell>
        </table:table-row>
        <table:table-row table:style-name="ro1">
          <table:table-cell table:style-name="ce11" office:value-type="string" calcext:value-type="string">
            <text:p>d</text:p>
          </table:table-cell>
          <table:table-cell office:value-type="float" office:value="113430944" calcext:value-type="float">
            <text:p>113430944</text:p>
          </table:table-cell>
        </table:table-row>
        <table:table-row table:style-name="ro1">
          <table:table-cell table:style-name="ce11" office:value-type="string" calcext:value-type="string">
            <text:p>c</text:p>
          </table:table-cell>
          <table:table-cell office:value-type="float" office:value="99562807" calcext:value-type="float">
            <text:p>99562807</text:p>
          </table:table-cell>
        </table:table-row>
        <table:table-row table:style-name="ro1">
          <table:table-cell table:style-name="ce11" office:value-type="string" calcext:value-type="string">
            <text:p>t</text:p>
          </table:table-cell>
          <table:table-cell office:value-type="float" office:value="99294129" calcext:value-type="float">
            <text:p>99294129</text:p>
          </table:table-cell>
        </table:table-row>
        <table:table-row table:style-name="ro1">
          <table:table-cell table:style-name="ce11" office:value-type="string" calcext:value-type="string">
            <text:p>u</text:p>
          </table:table-cell>
          <table:table-cell office:value-type="float" office:value="89773745" calcext:value-type="float">
            <text:p>89773745</text:p>
          </table:table-cell>
        </table:table-row>
        <table:table-row table:style-name="ro1">
          <table:table-cell table:style-name="ce11" office:value-type="string" calcext:value-type="string">
            <text:p>m</text:p>
          </table:table-cell>
          <table:table-cell office:value-type="float" office:value="60501673" calcext:value-type="float">
            <text:p>60501673</text:p>
          </table:table-cell>
        </table:table-row>
        <table:table-row table:style-name="ro1">
          <table:table-cell table:style-name="ce11" office:value-type="string" calcext:value-type="string">
            <text:p>p</text:p>
          </table:table-cell>
          <table:table-cell office:value-type="float" office:value="60057794" calcext:value-type="float">
            <text:p>60057794</text:p>
          </table:table-cell>
        </table:table-row>
        <table:table-row table:style-name="ro1">
          <table:table-cell table:style-name="ce11" office:value-type="string" calcext:value-type="string">
            <text:p>b</text:p>
          </table:table-cell>
          <table:table-cell office:value-type="float" office:value="27527305" calcext:value-type="float">
            <text:p>27527305</text:p>
          </table:table-cell>
        </table:table-row>
        <table:table-row table:style-name="ro1">
          <table:table-cell table:style-name="ce11" office:value-type="string" calcext:value-type="string">
            <text:p>g</text:p>
          </table:table-cell>
          <table:table-cell office:value-type="float" office:value="25968922" calcext:value-type="float">
            <text:p>25968922</text:p>
          </table:table-cell>
        </table:table-row>
        <table:table-row table:style-name="ro1">
          <table:table-cell table:style-name="ce11" office:value-type="string" calcext:value-type="string">
            <text:p>v</text:p>
          </table:table-cell>
          <table:table-cell office:value-type="float" office:value="22134740" calcext:value-type="float">
            <text:p>22134740</text:p>
          </table:table-cell>
        </table:table-row>
        <table:table-row table:style-name="ro1">
          <table:table-cell table:style-name="ce11" office:value-type="string" calcext:value-type="string">
            <text:p>q</text:p>
          </table:table-cell>
          <table:table-cell office:value-type="float" office:value="18664754" calcext:value-type="float">
            <text:p>18664754</text:p>
          </table:table-cell>
        </table:table-row>
        <table:table-row table:style-name="ro1">
          <table:table-cell table:style-name="ce11" office:value-type="string" calcext:value-type="string">
            <text:p>y</text:p>
          </table:table-cell>
          <table:table-cell office:value-type="float" office:value="18537469" calcext:value-type="float">
            <text:p>18537469</text:p>
          </table:table-cell>
        </table:table-row>
        <table:table-row table:style-name="ro1">
          <table:table-cell table:style-name="ce11" office:value-type="string" calcext:value-type="string">
            <text:p>f</text:p>
          </table:table-cell>
          <table:table-cell office:value-type="float" office:value="17869592" calcext:value-type="float">
            <text:p>17869592</text:p>
          </table:table-cell>
        </table:table-row>
        <table:table-row table:style-name="ro1">
          <table:table-cell table:style-name="ce11" office:value-type="string" calcext:value-type="string">
            <text:p>h</text:p>
          </table:table-cell>
          <table:table-cell office:value-type="float" office:value="17384139" calcext:value-type="float">
            <text:p>17384139</text:p>
          </table:table-cell>
        </table:table-row>
        <table:table-row table:style-name="ro1">
          <table:table-cell table:style-name="ce11" office:value-type="string" calcext:value-type="string">
            <text:p>j</text:p>
          </table:table-cell>
          <table:table-cell office:value-type="float" office:value="9976007" calcext:value-type="float">
            <text:p>9976007</text:p>
          </table:table-cell>
        </table:table-row>
        <table:table-row table:style-name="ro1">
          <table:table-cell table:style-name="ce11" office:value-type="string" calcext:value-type="string">
            <text:p>z</text:p>
          </table:table-cell>
          <table:table-cell office:value-type="float" office:value="8509998" calcext:value-type="float">
            <text:p>8509998</text:p>
          </table:table-cell>
        </table:table-row>
        <table:table-row table:style-name="ro1">
          <table:table-cell table:style-name="ce11" office:value-type="string" calcext:value-type="string">
            <text:p>x</text:p>
          </table:table-cell>
          <table:table-cell office:value-type="float" office:value="3992590" calcext:value-type="float">
            <text:p>3992590</text:p>
          </table:table-cell>
        </table:table-row>
        <table:table-row table:style-name="ro1">
          <table:table-cell table:style-name="ce11" office:value-type="string" calcext:value-type="string">
            <text:p>k</text:p>
          </table:table-cell>
          <table:table-cell office:value-type="float" office:value="1766727" calcext:value-type="float">
            <text:p>1766727</text:p>
          </table:table-cell>
        </table:table-row>
        <table:table-row table:style-name="ro1">
          <table:table-cell table:style-name="ce11" office:value-type="string" calcext:value-type="string">
            <text:p>w</text:p>
          </table:table-cell>
          <table:table-cell office:value-type="float" office:value="1021484" calcext:value-type="float">
            <text:p>1021484</text:p>
          </table:table-cell>
        </table:table-row>
        <table:table-row table:style-name="ro1" table:number-rows-repeated="82">
          <table:table-cell table:style-name="ce11"/>
          <table:table-cell/>
        </table:table-row>
        <table:table-row table:style-name="ro1" table:number-rows-repeated="104846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Spanish-character-frequencies'.E5:'Spanish-character-frequencies'.G1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7:48:30.787095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Douglas</meta:initial-creator>
    <meta:creation-date>2021-08-10T20:40:06.718453678</meta:creation-date>
    <dc:date>2021-08-16T17:48:48.639396777</dc:date>
    <meta:editing-duration>PT2M39S</meta:editing-duration>
    <meta:editing-cycles>3</meta:editing-cycles>
    <meta:generator>LibreOffice/7.1.4.2$Linux_X86_64 LibreOffice_project/10$Build-2</meta:generator>
    <meta:document-statistic meta:table-count="2" meta:cell-count="959" meta:object-count="0"/>
  </office:meta>
</office:document-meta>
</file>